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a78bb" officeooo:paragraph-rsid="001a78bb"/>
    </style:style>
    <style:style style:name="P2" style:family="paragraph" style:parent-style-name="Standard">
      <style:text-properties style:text-underline-style="solid" style:text-underline-width="auto" style:text-underline-color="font-color" fo:font-weight="bold" officeooo:paragraph-rsid="001a78bb" style:font-weight-asian="bold" style:font-weight-complex="bold"/>
    </style:style>
    <style:style style:name="P3" style:family="paragraph" style:parent-style-name="Standard">
      <style:text-properties style:font-name="FreeSerif" fo:font-size="16pt" style:text-underline-style="solid" style:text-underline-width="auto" style:text-underline-color="font-color" fo:font-weight="bold" officeooo:paragraph-rsid="001a78bb" style:font-size-asian="16pt" style:font-weight-asian="bold" style:font-size-complex="16pt" style:font-weight-complex="bold"/>
    </style:style>
    <style:style style:name="P4" style:family="paragraph" style:parent-style-name="Standard">
      <style:text-properties style:font-name="FreeSerif" fo:font-size="16pt" style:text-underline-style="solid" style:text-underline-width="auto" style:text-underline-color="font-color" fo:font-weight="bold" officeooo:rsid="001b2f93" officeooo:paragraph-rsid="001b2f93" style:font-size-asian="16pt" style:font-weight-asian="bold" style:font-size-complex="16pt" style:font-weight-complex="bold"/>
    </style:style>
    <style:style style:name="P5" style:family="paragraph" style:parent-style-name="Standard">
      <style:text-properties style:font-name="FreeSerif" fo:font-size="16pt" officeooo:paragraph-rsid="001b2f93" style:font-size-asian="16pt" style:font-size-complex="16pt"/>
    </style:style>
    <style:style style:name="T1" style:family="text">
      <style:text-properties officeooo:rsid="001a78bb"/>
    </style:style>
    <style:style style:name="T2" style:family="text">
      <style:text-properties fo:font-variant="normal" fo:text-transform="none" fo:color="#000000" loext:opacity="100%" style:font-name="S hne" fo:font-size="12pt" fo:letter-spacing="normal" fo:font-style="normal" style:text-underline-style="none" fo:font-weight="normal" officeooo:rsid="001a78bb" loext:padding="0.0201in" loext:border="none"/>
    </style:style>
    <style:style style:name="T3" style:family="text">
      <style:text-properties fo:font-variant="normal" fo:text-transform="none" fo:color="#000000" loext:opacity="100%" style:font-name="S hne" fo:font-size="12pt" fo:letter-spacing="normal" fo:font-style="normal" style:text-underline-style="none" fo:font-weight="normal" loext:padding="0.0201in" loext:border="none"/>
    </style:style>
    <style:style style:name="T4" style:family="text">
      <style:text-properties fo:font-variant="normal" fo:text-transform="none" fo:color="#000000" loext:opacity="100%" style:font-name="S hne" fo:font-size="12pt" fo:letter-spacing="normal" fo:font-style="normal" style:text-underline-style="none" fo:font-weight="normal" officeooo:rsid="001a78bb" style:font-weight-asian="bold" style:font-weight-complex="bold" loext:padding="0.0201in" loext:border="none"/>
    </style:style>
    <style:style style:name="T5" style:family="text">
      <style:text-properties fo:font-variant="normal" fo:text-transform="none" fo:color="#000000" loext:opacity="100%" style:font-name="S hne" fo:font-size="12pt" fo:letter-spacing="normal" fo:font-style="normal" style:text-underline-style="none" fo:font-weight="normal" officeooo:rsid="001b2f93" style:font-weight-asian="bold" style:font-weight-complex="bold" loext:padding="0.0201in" loext:border="none"/>
    </style:style>
    <style:style style:name="T6" style:family="text">
      <style:text-properties fo:font-variant="normal" fo:text-transform="none" fo:color="#000000" loext:opacity="100%" style:font-name="S hne" fo:font-size="12pt" fo:letter-spacing="normal" fo:font-style="normal" style:text-underline-style="none" fo:font-weight="normal" officeooo:rsid="001b2f93" loext:padding="0.0201in" loext:border="none"/>
    </style:style>
    <style:style style:name="T7" style:family="text">
      <style:text-properties fo:font-variant="normal" fo:text-transform="none" fo:color="#000000" loext:opacity="100%" style:font-name="FreeSerif" fo:font-size="12pt" fo:letter-spacing="normal" fo:font-style="normal" style:text-underline-style="none" fo:font-weight="normal" officeooo:rsid="001a78bb" loext:padding="0.0201in" loext:border="none"/>
    </style:style>
    <style:style style:name="T8" style:family="text">
      <style:text-properties fo:font-variant="normal" fo:text-transform="none" fo:color="#000000" loext:opacity="100%" style:font-name="FreeSerif" fo:font-size="40pt" fo:letter-spacing="normal" fo:font-style="normal" style:text-underline-style="none" fo:font-weight="normal" officeooo:rsid="001a78bb" style:font-size-asian="40pt" style:font-size-complex="40pt" loext:padding="0.0201in" loext:border="none"/>
    </style:style>
    <style:style style:name="T9" style:family="text">
      <style:text-properties fo:font-variant="normal" fo:text-transform="none" fo:color="#000000" loext:opacity="100%" style:font-name="FreeSerif" fo:font-size="16pt" fo:letter-spacing="normal" fo:font-style="normal" style:text-underline-style="none" fo:font-weight="normal" officeooo:rsid="001a78bb" style:font-size-asian="16pt" style:font-size-complex="16pt" loext:padding="0.0201in" loext:border="none"/>
    </style:style>
    <style:style style:name="T10" style:family="text">
      <style:text-properties fo:font-variant="normal" fo:text-transform="none" fo:color="#000000" loext:opacity="100%" fo:font-size="12pt" fo:letter-spacing="normal" fo:font-style="normal" style:text-underline-style="none" fo:font-weight="normal" officeooo:rsid="001a78bb" loext:padding="0.0201in" loext:border="none"/>
    </style:style>
    <style:style style:name="T11" style:family="text">
      <style:text-properties fo:font-variant="normal" fo:text-transform="none" fo:color="#000000" loext:opacity="100%" fo:font-size="12pt" fo:letter-spacing="normal" fo:font-style="normal" style:text-underline-style="none" fo:font-weight="normal" officeooo:rsid="001a78bb" style:font-weight-asian="bold" style:font-weight-complex="bold" loext:padding="0.0201in" loext:border="none"/>
    </style:style>
    <style:style style:name="T12" style:family="text">
      <style:text-properties fo:font-variant="normal" fo:text-transform="none" fo:color="#000000" loext:opacity="100%" fo:font-size="12pt" fo:letter-spacing="normal" fo:font-style="normal" style:text-underline-style="none" fo:font-weight="normal" officeooo:rsid="001b2f93" style:font-weight-asian="bold" style:font-weight-complex="bold" loext:padding="0.0201in" loext:border="none"/>
    </style:style>
    <style:style style:name="T13" style:family="text">
      <style:text-properties fo:font-variant="normal" fo:text-transform="none" fo:color="#000000" loext:opacity="100%" fo:font-size="12pt" fo:letter-spacing="normal" fo:font-style="normal" style:text-underline-style="none" fo:font-weight="normal" loext:padding="0.0201in" loext:border="none"/>
    </style:style>
    <style:style style:name="T14" style:family="text">
      <style:text-properties fo:font-variant="normal" fo:text-transform="none" fo:color="#000000" loext:opacity="100%" fo:font-size="12pt" fo:letter-spacing="normal" fo:font-style="normal" style:text-underline-style="none" fo:font-weight="normal" officeooo:rsid="001b2f93" loext:padding="0.0201in" loext:border="none"/>
    </style:style>
    <style:style style:name="T15" style:family="text">
      <style:text-properties fo:font-variant="normal" fo:text-transform="none" fo:color="#000000" loext:opacity="100%" fo:letter-spacing="normal" fo:font-style="normal" style:text-underline-style="none" fo:font-weight="normal" officeooo:rsid="001a78bb" loext:padding="0.0201in" loext:border="none"/>
    </style:style>
    <style:style style:name="T16" style:family="text">
      <style:text-properties fo:font-variant="normal" fo:text-transform="none" fo:color="#000000" loext:opacity="100%" fo:letter-spacing="normal" fo:font-style="normal" style:text-underline-style="none" fo:font-weight="normal" officeooo:rsid="001a78bb" style:font-weight-asian="bold" style:font-weight-complex="bold" loext:padding="0.0201in" loext:border="none"/>
    </style:style>
    <style:style style:name="T17" style:family="text">
      <style:text-properties fo:font-variant="normal" fo:text-transform="none" fo:color="#000000" loext:opacity="100%" fo:letter-spacing="normal" fo:font-style="normal" style:text-underline-style="none" fo:font-weight="normal" officeooo:rsid="001b2f93" style:font-weight-asian="bold" style:font-weight-complex="bold" loext:padding="0.0201in" loext:border="none"/>
    </style:style>
    <style:style style:name="T18" style:family="text">
      <style:text-properties fo:font-variant="normal" fo:text-transform="none" fo:color="#000000" loext:opacity="100%" fo:letter-spacing="normal" fo:font-style="normal" style:text-underline-style="none" fo:font-weight="normal" loext:padding="0.0201in" loext:border="none"/>
    </style:style>
    <style:style style:name="T19" style:family="text">
      <style:text-properties fo:font-variant="normal" fo:text-transform="none" fo:color="#000000" loext:opacity="100%" fo:letter-spacing="normal" fo:font-style="normal" style:text-underline-style="none" fo:font-weight="normal" officeooo:rsid="001b2f93" loext:padding="0.0201in" loext:border="none"/>
    </style:style>
    <style:style style:name="T20" style:family="text">
      <style:text-properties fo:font-variant="normal" fo:text-transform="none" fo:color="#000000" loext:opacity="100%" fo:letter-spacing="normal" fo:font-style="normal" fo:font-weight="normal" officeooo:rsid="001a78bb" style:font-weight-asian="bold" style:font-weight-complex="bold" loext:padding="0.0201in" loext:border="none"/>
    </style:style>
    <style:style style:name="T21" style:family="text">
      <style:text-properties fo:font-variant="normal" fo:text-transform="none" fo:color="#000000" loext:opacity="100%" fo:letter-spacing="normal" fo:font-style="normal" fo:font-weight="normal" officeooo:rsid="001b2f93" style:font-weight-asian="bold" style:font-weight-complex="bold" loext:padding="0.0201in" loext:border="none"/>
    </style:style>
    <style:style style:name="T22" style:family="text">
      <style:text-properties fo:font-variant="normal" fo:text-transform="none" fo:color="#000000" loext:opacity="100%" fo:letter-spacing="normal" fo:font-style="normal" fo:font-weight="normal" loext:padding="0.0201in" loext:border="none"/>
    </style:style>
    <style:style style:name="T23" style:family="text">
      <style:text-properties fo:font-variant="normal" fo:text-transform="none" fo:color="#000000" loext:opacity="100%" fo:letter-spacing="normal" fo:font-style="normal" fo:font-weight="normal" officeooo:rsid="001b2f93" loext:padding="0.0201in" loext: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work Systems and Administration BIT 2204</text:p>
      <text:p text:style-name="P1">Course: Computer Technology</text:p>
      <text:p text:style-name="P1">Year:2.1</text:p>
      <text:p text:style-name="P1">Name:Edi Baraka Njuguna Chege</text:p>
      <text:p text:style-name="P1">Administration Number: SCT212-0152/2022</text:p>
      <text:p text:style-name="P1"/>
      <text:p text:style-name="P2"><text:span text:style-name="T1">Assignment: </text:span>In 300 words, write a write-up on the difference between the 7-layer OSI reference model and the TCP/IP model.</text:p>
      <text:p text:style-name="P2"/>
      <text:p text:style-name="P2"><text:line-break/><text:span text:style-name="T9">The OSI (Open Systems Interconnection) reference model and the TCP/IP model are both conceptual frameworks used to understand and standardize network communication. However they differ in various ways, to name a few these differences are the development history, number of layers, layer functionality and popularity and usage.</text:span></text:p>
      <text:p text:style-name="P3"><text:span text:style-name="T15"/></text:p>
      <text:p text:style-name="P5"><text:span text:style-name="T16">I</text:span><text:span text:style-name="T17">n development history let us look into how the OSI model and the TCP/IP model differ.</text:span><text:span text:style-name="T18">OSI The OSI model was developed by the International Organization for Standardization (ISO) in the late 1970s. It was created as a theoretical model for open systems communication, with the aim of providing a universal framework for networking. </text:span><text:span text:style-name="T19">However t</text:span>he TCP/IP model has its roots in the development of the ARPANET, the precursor to the modern Internet. It was developed practically for military and research purposes, and it later became the basis for the Internet.</text:p>
      <text:p text:style-name="P4"><text:span text:style-name="T18"/></text:p>
      <text:p text:style-name="P5"><text:span text:style-name="T17">The case of number of layer this is the most evident difference. </text:span><text:span text:style-name="T18">The OSI model has seven distinct layers, each responsible for specific functions. These layers are Application, Presentation, Session, Transport, Network, Data Link, and Physical. </text:span><text:span text:style-name="T19">In contrast t</text:span>he TCP/IP model, on the other hand, combines some of the OSI layers, resulting in a four-layer model. These layers are Application, Transport, Internet, and Network Interface </text:p>
      <text:p text:style-name="P4"><text:span text:style-name="T18"/></text:p>
      <text:p text:style-name="P5"><text:span text:style-name="T17">As for the layer functionality looking closer into the layers one will be able to pin point the exact differences. It is clear that t</text:span><text:span text:style-name="T18">he OSI model provides a more detailed and granular breakdown of network functions. For example, it includes separate layers for session management (Session), data representation and encryption (Presentation), and dealing with physical transmission media (Physical), </text:span><text:span text:style-name="T19">mean while t</text:span>he TCP/IP model combines some of these functions into broader layers. For instance, the application layer in the TCP/IP model <text:soft-page-break/>encompasses not only the application itself but also elements of the OSI Session and Presentation layers.</text:p>
      <text:p text:style-name="P4"><text:span text:style-name="T18"/></text:p>
      <text:p text:style-name="P5"><text:span text:style-name="T17">Looking into popularity and usage each model serves a different purpose which we will see in the following statements. T</text:span><text:span text:style-name="T18">he OSI model is valuable for educational purposes and offers a more detailed understanding of networking, it is not widely used as a practical framework for networking protocols and implementations. Most real-world networks and the Internet itself are based on the TCP/IP model, </text:span><text:span text:style-name="T19">t</text:span>he TCP/IP model is the de facto standard for the design and implementation of modern computer networks. It underpins the Internet and is widely adopted and used in practice.</text:p>
      <text:p text:style-name="P4"><text:span text:style-name="T18"/></text:p>
      <text:p text:style-name="P4"><text:span text:style-name="T18">In conclusion we can deduce that there are key differences in the models, however each is equally importa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0:23:53.880878991</meta:creation-date>
    <dc:date>2023-10-12T10:50:24.701021228</dc:date>
    <meta:editing-duration>PT20S</meta:editing-duration>
    <meta:editing-cycles>1</meta:editing-cycles>
    <meta:generator>LibreOffice/7.3.7.2$Linux_X86_64 LibreOffice_project/30$Build-2</meta:generator>
    <meta:document-statistic meta:table-count="0" meta:image-count="0" meta:object-count="0" meta:page-count="2" meta:paragraph-count="12" meta:word-count="445" meta:character-count="2906" meta:non-whitespace-character-count="2471"/>
  </office:meta>
</office:document-meta>
</file>